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fo:font-size="18pt" fo:font-weight="bold" officeooo:rsid="00170323" officeooo:paragraph-rsid="00170323" style:font-size-asian="15.75pt" style:font-weight-asian="bold" style:font-size-complex="18pt" style:font-weight-complex="bold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text-properties fo:color="#2a6099" loext:opacity="100%" fo:font-weight="bold" style:font-weight-asian="bold" style:font-weight-complex="bold"/>
    </style:style>
    <style:style style:name="P4" style:family="paragraph" style:parent-style-name="Standard">
      <style:text-properties fo:color="#000000" loext:opacity="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/>
    </style:style>
    <style:style style:name="P6" style:family="paragraph" style:parent-style-name="Standard" style:list-style-name="L1">
      <style:text-properties fo:color="#000000" loext:opacity="100%" fo:font-weight="bold" officeooo:rsid="00170323" officeooo:paragraph-rsid="00170323" style:font-weight-asian="bold" style:font-weight-complex="bold"/>
    </style:style>
    <style:style style:name="P7" style:family="paragraph" style:parent-style-name="Standard" style:list-style-name="L2">
      <style:text-properties fo:color="#000000" loext:opacity="100%" fo:font-weight="bold" officeooo:rsid="001a41ef" officeooo:paragraph-rsid="001a41ef" style:font-weight-asian="bold" style:font-weight-complex="bold"/>
    </style:style>
    <style:style style:name="P8" style:family="paragraph" style:parent-style-name="Standard" style:list-style-name="L3">
      <style:text-properties fo:color="#000000" loext:opacity="100%" fo:font-weight="bold" officeooo:rsid="001a41ef" officeooo:paragraph-rsid="001a41ef" style:font-weight-asian="bold" style:font-weight-complex="bold"/>
    </style:style>
    <style:style style:name="P9" style:family="paragraph" style:parent-style-name="Standard">
      <style:text-properties fo:color="#000000" loext:opacity="100%" fo:font-weight="bold" officeooo:rsid="001a41ef" officeooo:paragraph-rsid="001a41ef" style:font-weight-asian="bold" style:font-weight-complex="bold"/>
    </style:style>
    <style:style style:name="P10" style:family="paragraph" style:parent-style-name="Standard" style:list-style-name="L4">
      <style:text-properties fo:color="#000000" loext:opacity="100%" fo:font-weight="bold" officeooo:rsid="001b8ed7" officeooo:paragraph-rsid="001b8ed7" style:font-weight-asian="bold" style:font-weight-complex="bold"/>
    </style:style>
    <style:style style:name="P11" style:family="paragraph" style:parent-style-name="Standard" style:list-style-name="L4">
      <style:text-properties fo:color="#000000" loext:opacity="100%" fo:font-weight="bold" officeooo:rsid="001cbfa9" officeooo:paragraph-rsid="001cbfa9" style:font-weight-asian="bold" style:font-weight-complex="bold"/>
    </style:style>
    <style:style style:name="P12" style:family="paragraph" style:parent-style-name="Standard">
      <style:text-properties fo:color="#000000" loext:opacity="100%" fo:font-weight="normal" officeooo:rsid="001d6b87" officeooo:paragraph-rsid="001d6b87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1cbfa9" officeooo:paragraph-rsid="001cbfa9" style:font-weight-asian="normal" style:font-weight-complex="normal"/>
    </style:style>
    <style:style style:name="P14" style:family="paragraph" style:parent-style-name="Standard" style:list-style-name="L2">
      <style:text-properties fo:color="#2a6099" loext:opacity="100%"/>
    </style:style>
    <style:style style:name="T1" style:family="text">
      <style:text-properties officeooo:rsid="00170323"/>
    </style:style>
    <style:style style:name="T2" style:family="text">
      <style:text-properties officeooo:rsid="001d6b87"/>
    </style:style>
    <style:style style:name="T3" style:family="text">
      <style:text-properties officeooo:rsid="001feb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ÍCULUM VITAE</text:p>
      <text:p text:style-name="Standard"/>
      <text:p text:style-name="P3"><text:span text:style-name="T1">1. </text:span>Leer la oferta.</text:p>
      <text:p text:style-name="Standard"/>
      <text:p text:style-name="P3">2. Señalar las palabras clave (requisitos, competencias, habilidades).</text:p>
      <text:p text:style-name="P3"/>
      <text:list text:style-name="L1">
        <text:list-item>
          <text:p text:style-name="P6">Habilidades</text:p>
        </text:list-item>
        <text:list-item>
          <text:p text:style-name="P6">Nivel de Ingles</text:p>
        </text:list-item>
        <text:list-item>
          <text:p text:style-name="P6">Office</text:p>
        </text:list-item>
        <text:list-item>
          <text:p text:style-name="P6">Carnet de conducir B</text:p>
        </text:list-item>
        <text:list-item>
          <text:p text:style-name="P6">Grado Medio en Sistemas Microinformáticos y Redes</text:p>
        </text:list-item>
      </text:list>
      <text:p text:style-name="P4"/>
      <text:p text:style-name="Standard"/>
      <text:p text:style-name="P3">3. Revisar si el CV de Javier responde bien a esa oferta o qué le falta.</text:p>
      <text:p text:style-name="Standard"/>
      <text:list text:style-name="L2">
        <text:list-header>
          <text:p text:style-name="P14">¿Qué requisitos cumple correctamente?</text:p>
        </text:list-header>
      </text:list>
      <text:p text:style-name="P2"/>
      <text:list text:continue-numbering="true" text:style-name="L2">
        <text:list-item>
          <text:p text:style-name="P7">Es de valencia</text:p>
        </text:list-item>
        <text:list-item>
          <text:p text:style-name="P7">Tiene un grado medio de información</text:p>
        </text:list-item>
        <text:list-item>
          <text:p text:style-name="P7">Nivel de inglés</text:p>
        </text:list-item>
        <text:list-item>
          <text:p text:style-name="P7">Técnico en sistemas microinformáticos</text:p>
        </text:list-item>
      </text:list>
      <text:p text:style-name="P2"/>
      <text:p text:style-name="P2"/>
      <text:list xml:id="list181339497916085" text:continue-numbering="true" text:style-name="L2">
        <text:list-header>
          <text:p text:style-name="P14">¿Qué debería mejorar o cambiar para adaptarse mejor a esta oferta?</text:p>
        </text:list-header>
      </text:list>
      <text:p text:style-name="P2"/>
      <text:list text:style-name="L3">
        <text:list-item>
          <text:p text:style-name="P8">En mi opinión: </text:p>
        </text:list-item>
        <text:list-item>
          <text:p text:style-name="P8">La foto de perfil</text:p>
        </text:list-item>
        <text:list-item>
          <text:p text:style-name="P8">No compartir sus redes sociales</text:p>
        </text:list-item>
        <text:list-item>
          <text:p text:style-name="P8">Más información sobre él</text:p>
        </text:list-item>
      </text:list>
      <text:p text:style-name="P2"/>
      <text:p text:style-name="P2"/>
      <text:list text:continue-list="list181339497916085" text:style-name="L2">
        <text:list-header>
          <text:p text:style-name="P14">¿Qué palabra clave no aparece reflejada en su CV pero sí en la oferta?</text:p>
        </text:list-header>
      </text:list>
      <text:p text:style-name="P2"/>
      <text:list text:continue-numbering="true" text:style-name="L2">
        <text:list-item>
          <text:p text:style-name="P7">La palabra clave es: Paquete Office</text:p>
        </text:list-item>
      </text:list>
      <text:p text:style-name="P9"/>
      <text:p text:style-name="P12">Esta palabra no aparece en el CV de Javier, cosa que debería de aparecer sobre todo en sus experiencias <text:span text:style-name="T3">laborales</text:span> pasadas.</text:p>
      <text:p text:style-name="P2"/>
      <text:p text:style-name="P5"/>
      <text:p text:style-name="P5"/>
      <text:p text:style-name="Standard"/>
      <text:p text:style-name="P3">4. Reescribir una versión mejorada del CV de Javier adaptada a una oferta de Técnico Informático</text:p>
      <text:p text:style-name="P3"/>
      <text:list text:style-name="L4">
        <text:list-item>
          <text:p text:style-name="P10">Mejorar la caligrafía del CV.</text:p>
        </text:list-item>
        <text:list-item>
          <text:p text:style-name="P10">Usar una foto mas formal.</text:p>
        </text:list-item>
        <text:list-item>
          <text:p text:style-name="P10">Comentar más experiencias laborales pasadas.</text:p>
        </text:list-item>
        <text:list-item>
          <text:p text:style-name="P11">Comentar sus puntos fuertes y débiles.</text:p>
        </text:list-item>
      </text:list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8:16:23.876205249</meta:creation-date>
    <dc:date>2025-09-22T18:13:37.946728910</dc:date>
    <meta:editing-duration>PT21M52S</meta:editing-duration>
    <meta:editing-cycles>10</meta:editing-cycles>
    <meta:generator>LibreOffice/7.5.6.2$Linux_X86_64 LibreOffice_project/50$Build-2</meta:generator>
    <meta:document-statistic meta:table-count="0" meta:image-count="0" meta:object-count="0" meta:page-count="1" meta:paragraph-count="27" meta:word-count="192" meta:character-count="1048" meta:non-whitespace-character-count="903"/>
  </office:meta>
</office:document-meta>
</file>